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A000006CE4280741D8E648283.png" manifest:media-type="image/png"/>
  <manifest:file-entry manifest:full-path="Pictures/10000201000008C600000628B24D58B5DC8BD226.png" manifest:media-type="image/png"/>
  <manifest:file-entry manifest:full-path="Pictures/10000201000008B4000005DABB87FFE749F6A56A.png" manifest:media-type="image/png"/>
  <manifest:file-entry manifest:full-path="Pictures/10000201000007F40000077E505D892FEA2706E9.png" manifest:media-type="image/png"/>
  <manifest:file-entry manifest:full-path="Pictures/1000000000000318000002649729CC5347461F3C.png" manifest:media-type="image/png"/>
  <manifest:file-entry manifest:full-path="Pictures/100000000000031800000264B48189F79AB6A6B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dash" draw:stroke-dash="Fine_20_Dashe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1.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88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opacity="100%" draw:fill="none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701cm" svg:height="11.361cm" svg:x="15.369cm" svg:y="-0.931cm">
          <draw:image xlink:href="Pictures/100000000000031800000264B48189F79AB6A6BF.png" xlink:type="simple" xlink:show="embed" xlink:actuate="onLoad" draw:mime-type="image/png">
            <text:p/>
          </draw:image>
        </draw:frame>
        <draw:frame draw:style-name="gr2" draw:text-style-name="P1" draw:layer="layout" svg:width="14.719cm" svg:height="11.375cm" svg:x="0.808cm" svg:y="-0.938cm">
          <draw:image xlink:href="Pictures/1000000000000318000002649729CC5347461F3C.png" xlink:type="simple" xlink:show="embed" xlink:actuate="onLoad" draw:mime-type="image/png">
            <text:p text:style-name="P1"/>
          </draw:image>
        </draw:frame>
        <draw:frame draw:style-name="gr3" draw:text-style-name="P3" draw:layer="layout" svg:width="1.84cm" svg:height="0.962cm" svg:x="11.196cm" svg:y="1.297cm">
          <draw:text-box>
            <text:p text:style-name="P2">HSC</text:p>
          </draw:text-box>
        </draw:frame>
        <draw:frame draw:style-name="gr4" draw:text-style-name="P3" draw:layer="layout" svg:width="1.384cm" svg:height="1.002cm" svg:x="17.351cm" svg:y="1.277cm">
          <draw:text-box>
            <text:p text:style-name="P2">HE</text:p>
          </draw:text-box>
        </draw:frame>
        <draw:frame draw:style-name="gr5" draw:text-style-name="P4" draw:layer="layout" svg:width="3.39cm" svg:height="3.194cm" svg:x="7.945cm" svg:y="1.022cm">
          <draw:image xlink:href="Pictures/10000201000007F40000077E505D892FEA2706E9.png" xlink:type="simple" xlink:show="embed" xlink:actuate="onLoad" draw:mime-type="image/png">
            <text:p/>
          </draw:image>
        </draw:frame>
        <draw:frame draw:style-name="gr1" draw:text-style-name="P1" draw:layer="layout" svg:width="5.362cm" svg:height="3.605cm" svg:x="2.746cm" svg:y="4.047cm">
          <draw:image xlink:href="Pictures/10000201000008B4000005DABB87FFE749F6A56A.png" xlink:type="simple" xlink:show="embed" xlink:actuate="onLoad" draw:mime-type="image/png">
            <text:p/>
          </draw:image>
        </draw:frame>
        <draw:frame draw:style-name="gr1" draw:text-style-name="P1" draw:layer="layout" svg:width="5.464cm" svg:height="3.98cm" svg:x="17.456cm" svg:y="3.859cm">
          <draw:image xlink:href="Pictures/10000201000008C600000628B24D58B5DC8BD226.png" xlink:type="simple" xlink:show="embed" xlink:actuate="onLoad" draw:mime-type="image/png">
            <text:p/>
          </draw:image>
        </draw:frame>
        <draw:line draw:style-name="gr6" draw:text-style-name="P4" draw:layer="layout" svg:x1="11.289cm" svg:y1="8.763cm" svg:x2="11.289cm" svg:y2="0.749cm">
          <text:p/>
        </draw:line>
        <draw:frame draw:style-name="gr1" draw:text-style-name="P1" draw:layer="layout" svg:width="3.147cm" svg:height="2.989cm" svg:x="23.182cm" svg:y="1cm">
          <draw:image xlink:href="Pictures/100002010000072A000006CE4280741D8E648283.png" xlink:type="simple" xlink:show="embed" xlink:actuate="onLoad" draw:mime-type="image/png">
            <text:p/>
          </draw:image>
        </draw:frame>
        <draw:line draw:style-name="gr6" draw:text-style-name="P4" draw:layer="layout" svg:x1="26.55cm" svg:y1="8.78cm" svg:x2="26.55cm" svg:y2="0.766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3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9cm" fo:margin-bottom="0cm" fo:text-indent="0cm"/>
      <style:text-properties fo:font-size="12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0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8cm" svg:x="1cm" svg:y="4.682cm"/>
      <draw:page-thumbnail draw:layer="backgroundobjects" svg:width="8.999cm" svg:height="3.18cm" svg:x="1cm" svg:y="13.258cm"/>
      <draw:page-thumbnail draw:layer="backgroundobjects" svg:width="8.999cm" svg:height="3.18cm" svg:x="1cm" svg:y="21.834cm"/>
      <draw:page-thumbnail draw:layer="backgroundobjects" svg:width="8.999cm" svg:height="3.18cm" svg:x="11cm" svg:y="4.682cm"/>
      <draw:page-thumbnail draw:layer="backgroundobjects" svg:width="8.999cm" svg:height="3.18cm" svg:x="11cm" svg:y="13.258cm"/>
      <draw:page-thumbnail draw:layer="backgroundobjects" svg:width="8.999cm" svg:height="3.18cm" svg:x="11cm" svg:y="21.834cm"/>
    </style:handout-master>
    <style:master-page style:name="Default" style:page-layout-name="PM1" draw:style-name="Mdp1">
      <draw:frame presentation:style-name="Default-title" draw:layer="backgroundobjects" svg:width="24.929cm" svg:height="1.418cm" svg:x="2.385cm" svg:y="1.338cm" presentation:class="title" presentation:placeholder="true">
        <draw:text-box/>
      </draw:frame>
      <draw:frame presentation:style-name="Default-outline1" draw:layer="backgroundobjects" svg:width="24.929cm" svg:height="4.93cm" svg:x="2.385cm" svg:y="2.987cm" presentation:class="outline" presentation:placeholder="true">
        <draw:text-box/>
      </draw:frame>
      <draw:frame presentation:style-name="Mpr1" draw:text-style-name="MP2" draw:layer="backgroundobjects" svg:width="6.453cm" svg:height="0.586cm" svg:x="2.385cm" svg:y="8.7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0.586cm" svg:x="10.471cm" svg:y="8.7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0.586cm" svg:x="20.859cm" svg:y="8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1-02-22T10:05:07.700175820</meta:creation-date>
    <dc:date>2021-03-05T15:42:05.591744602</dc:date>
    <dc:creator>Cristiano De Michele</dc:creator>
    <meta:editing-duration>PT9H25M</meta:editing-duration>
    <meta:editing-cycles>32</meta:editing-cycles>
    <meta:generator>LibreOffice/7.0.4.2$MacOSX_X86_64 LibreOffice_project/dcf040e67528d9187c66b2379df5ea4407429775</meta:generator>
    <meta:document-statistic meta:object-count="33"/>
  </office:meta>
</office:document-meta>
</file>